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5,$00*Z+5,$00*Z+5,$00*Z+5,$00*Z+5,$00*Z+5,$00*Z+5,$00*Z+5,$00*Z+5,$00*Z+5,$02*Z+2" calcext:value-type="string">
            <text:p><text:tab/>dc.b $02*Z+2,$00*Z+3,$00*Z+3,$00*Z+4,$00*Z+5,$00*Z+5,$00*Z+5,$00*Z+5,$00*Z+5,$00*Z+5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0*Z+6,$00*Z+6,$00*Z+6,$00*Z+5,$00*Z+6,$00*Z+6,$00*Z+6,$02*Z+2" calcext:value-type="string">
            <text:p><text:tab/>dc.b $02*Z+2,$00*Z+3,$00*Z+3,$00*Z+4,$00*Z+5,$00*Z+6,$00*Z+6,$00*Z+6,$00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B*Z+5,$0B*Z+6,$0B*Z+6,$0B*Z+6,$0B*Z+6,$0B*Z+6,$0B*Z+6,$0B*Z+6,$00*Z+6,$00*Z+6,$00*Z+6,$02*Z+2" calcext:value-type="string">
            <text:p><text:tab/>dc.b $02*Z+2,$00*Z+3,$00*Z+4,$00*Z+4,$0B*Z+5,$0B*Z+6,$0B*Z+6,$0B*Z+6,$0B*Z+6,$0B*Z+6,$0B*Z+6,$0B*Z+6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2*Z+0,$02*Z+0,$02*Z+0,$02*Z+0,$02*Z+0,$02*Z+0,$02*Z+0,$02*Z+0,$00*Z+7,$00*Z+7,$00*Z+6,$02*Z+2" calcext:value-type="string">
            <text:p><text:tab/>dc.b $02*Z+2,$00*Z+3,$00*Z+4,$00*Z+4,$02*Z+0,$02*Z+0,$02*Z+0,$02*Z+0,$02*Z+0,$02*Z+0,$02*Z+0,$02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2*Z+0,$02*Z+0,$02*Z+0,$02*Z+0,$02*Z+0,$02*Z+0,$00*Z+0,$00*Z+0,$00*Z+7,$02*Z+2" calcext:value-type="string">
            <text:p><text:tab/>dc.b $02*Z+2,$00*Z+3,$00*Z+2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2,$09*Z+2,$09*Z+2,$09*Z+2,$09*Z+2,$09*Z+2,$09*Z+2,$09*Z+2,$00*Z+0,$00*Z+0,$00*Z+7,$02*Z+2" calcext:value-type="string">
            <text:p><text:tab/>dc.b $02*Z+2,$00*Z+3,$00*Z+2,$00*Z+2,$09*Z+2,$09*Z+2,$09*Z+2,$09*Z+2,$09*Z+2,$09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0*Z+2,$00*Z+2,$00*Z+2,$00*Z+0,$00*Z+0,$00*Z+7,$02*Z+2" calcext:value-type="string">
            <text:p><text:tab/>dc.b $02*Z+2,$00*Z+2,$00*Z+1,$00*Z+2,$00*Z+2,$00*Z+2,$00*Z+2,$00*Z+2,$00*Z+2,$00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l" calcext:value-type="string">
            <text:p>l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l" calcext:value-type="string">
            <text:p>l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l" calcext:value-type="string">
            <text:p>l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l" calcext:value-type="string">
            <text:p>l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▂" calcext:value-type="string">
            <text:p>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▂" calcext:value-type="string">
            <text:p>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▂" calcext:value-type="string">
            <text:p>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f" calcext:value-type="string">
            <text:p>f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▂" calcext:value-type="string">
            <text:p>▂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f" calcext:value-type="string">
            <text:p>f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g" calcext:value-type="string">
            <text:p>g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" calcext:value-type="string">
            <text:p>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" calcext:value-type="string">
            <text:p>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g" calcext:value-type="string">
            <text:p>g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114"/>
        <table:table-column table:style-name="co5" table:default-cell-style-name="ce114"/>
        <table:table-column table:style-name="co6" table:default-cell-style-name="ce120"/>
        <table:table-column table:style-name="co3" table:number-columns-repeated="5" table:default-cell-style-name="Default"/>
        <table:table-row table:style-name="ro3">
          <table:table-cell table:style-name="ce112" office:value-type="string" calcext:value-type="string">
            <text:p>Valeur</text:p>
          </table:table-cell>
          <table:table-cell table:style-name="ce112" office:value-type="string" calcext:value-type="string">
            <text:p>Caractère</text:p>
          </table:table-cell>
          <table:table-cell table:style-name="ce112" office:value-type="string" calcext:value-type="string">
            <text:p>Code</text:p>
          </table:table-cell>
          <table:table-cell table:style-name="ce11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113" office:value-type="float" office:value="0" calcext:value-type="float">
            <text:p>0</text:p>
          </table:table-cell>
          <table:table-cell table:style-name="ce115" office:value-type="string" calcext:value-type="string">
            <text:p><text:s/></text:p>
          </table:table-cell>
          <table:table-cell table:style-name="ce116" office:value-type="string" calcext:value-type="string">
            <text:p>20</text:p>
          </table:table-cell>
          <table:table-cell table:style-name="ce11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h</text:p>
          </table:table-cell>
          <table:table-cell table:style-name="ce12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5" office:value-type="string" calcext:value-type="string">
            <text:p>▐▌</text:p>
          </table:table-cell>
          <table:table-cell table:style-name="ce116" office:value-type="string" calcext:value-type="string">
            <text:p>2590 258c</text:p>
          </table:table-cell>
          <table:table-cell table:style-name="ce11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k</text:p>
          </table:table-cell>
          <table:table-cell table:style-name="ce12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5" office:value-type="string" calcext:value-type="string">
            <text:p>│</text:p>
          </table:table-cell>
          <table:table-cell table:style-name="ce116" office:value-type="string" calcext:value-type="string">
            <text:p>2502</text:p>
          </table:table-cell>
          <table:table-cell table:style-name="ce11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g</text:p>
          </table:table-cell>
          <table:table-cell table:style-name="ce12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5" office:value-type="string" calcext:value-type="string">
            <text:p>─</text:p>
          </table:table-cell>
          <table:table-cell table:style-name="ce116" office:value-type="string" calcext:value-type="string">
            <text:p>2500</text:p>
          </table:table-cell>
          <table:table-cell table:style-name="ce11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m</text:p>
          </table:table-cell>
          <table:table-cell table:style-name="ce12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5" office:value-type="string" calcext:value-type="string">
            <text:p>◤</text:p>
          </table:table-cell>
          <table:table-cell table:style-name="ce117" office:value-type="string" calcext:value-type="string">
            <text:p>25e4</text:p>
          </table:table-cell>
          <table:table-cell table:style-name="ce11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i</text:p>
          </table:table-cell>
          <table:table-cell table:style-name="ce12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◥</text:p>
          </table:table-cell>
          <table:table-cell table:style-name="ce116" office:value-type="string" calcext:value-type="string">
            <text:p>25e5</text:p>
          </table:table-cell>
          <table:table-cell table:style-name="ce11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l</text:p>
          </table:table-cell>
          <table:table-cell table:style-name="ce12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5" office:value-type="string" calcext:value-type="string">
            <text:p>◢</text:p>
          </table:table-cell>
          <table:table-cell table:style-name="ce116" office:value-type="string" calcext:value-type="string">
            <text:p>25e2</text:p>
          </table:table-cell>
          <table:table-cell table:style-name="ce11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f</text:p>
          </table:table-cell>
          <table:table-cell table:style-name="ce12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table:style-name="ce115" office:value-type="string" calcext:value-type="string">
            <text:p>◣</text:p>
          </table:table-cell>
          <table:table-cell table:style-name="ce116" office:value-type="string" calcext:value-type="string">
            <text:p>25e3</text:p>
          </table:table-cell>
          <table:table-cell table:style-name="ce11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j</text:p>
          </table:table-cell>
          <table:table-cell table:style-name="ce12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>
            <text:p>▎</text:p>
          </table:table-cell>
          <table:table-cell table:style-name="ce116" office:value-type="string" calcext:value-type="string">
            <text:p>'258<text:span text:style-name="T1">e</text:span></text:p>
          </table:table-cell>
          <table:table-cell table:style-name="ce11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113" office:value-type="float" office:value="9" calcext:value-type="float">
            <text:p>9</text:p>
          </table:table-cell>
          <table:table-cell table:style-name="ce115" office:value-type="string" calcext:value-type="string">
            <text:p></text:p>
          </table:table-cell>
          <table:table-cell table:style-name="ce116" office:value-type="string" calcext:value-type="string">
            <text:p>e0f7</text:p>
          </table:table-cell>
          <table:table-cell table:style-name="ce11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113" office:value-type="float" office:value="10" calcext:value-type="float">
            <text:p>10</text:p>
          </table:table-cell>
          <table:table-cell table:style-name="ce115" office:value-type="string" calcext:value-type="string">
            <text:p></text:p>
          </table:table-cell>
          <table:table-cell table:style-name="ce116" office:value-type="string" calcext:value-type="string">
            <text:p>e0e4</text:p>
          </table:table-cell>
          <table:table-cell table:style-name="ce11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15" office:value-type="string" calcext:value-type="string">
            <text:p>▂</text:p>
          </table:table-cell>
          <table:table-cell table:style-name="ce116" office:value-type="string" calcext:value-type="string">
            <text:p>2582</text:p>
          </table:table-cell>
          <table:table-cell table:style-name="ce11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15" office:value-type="string" calcext:value-type="string">
            <text:p>▒</text:p>
          </table:table-cell>
          <table:table-cell table:style-name="ce116" office:value-type="string" calcext:value-type="string">
            <text:p>2592</text:p>
          </table:table-cell>
          <table:table-cell table:style-name="ce11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24"/>
        <table:table-column table:style-name="co3" table:default-cell-style-name="ce129"/>
        <table:table-column table:style-name="co3" table:default-cell-style-name="ce132"/>
        <table:table-column table:style-name="co7" table:default-cell-style-name="ce132"/>
        <table:table-row table:style-name="ro1">
          <table:table-cell table:style-name="ce122" office:value-type="string" calcext:value-type="string">
            <text:p>Angle</text:p>
          </table:table-cell>
          <table:table-cell table:style-name="ce126" office:value-type="string" calcext:value-type="string">
            <text:p>Sprite</text:p>
          </table:table-cell>
          <table:table-cell table:style-name="ce127" office:value-type="string" calcext:value-type="string">
            <text:p>Mirroir ?</text:p>
          </table:table-cell>
          <table:table-cell table:style-name="ce127" office:value-type="string" calcext:value-type="string">
            <text:p>Condition</text:p>
          </table:table-cell>
          <table:table-cell table:style-name="ce127" office:value-type="string" calcext:value-type="string">
            <text:p>Effect</text:p>
          </table:table-cell>
        </table:table-row>
        <table:table-row table:style-name="ro1"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8" office:value-type="string" calcext:value-type="string">
            <text:p>N</text:p>
          </table:table-cell>
          <table:table-cell table:style-name="ce131" office:value-type="string" calcext:value-type="string" table:number-columns-spanned="1" table:number-rows-spanned="5">
            <text:p>Le reste</text:p>
          </table:table-cell>
          <table:table-cell table:style-name="ce131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>
            <text:p>Y</text:p>
          </table:table-cell>
          <table:table-cell table:style-name="ce87" office:value-type="string" calcext:value-type="string" table:number-columns-spanned="1" table:number-rows-spanned="8">
            <text:p>&gt;4</text:p>
          </table:table-cell>
          <table:table-cell table:style-name="ce87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1" calcext:value-type="float">
            <text:p>1</text:p>
          </table:table-cell>
          <table:table-cell table:style-name="ce128" office:value-type="string" calcext:value-type="string">
            <text:p>N</text:p>
          </table:table-cell>
          <table:table-cell table:style-name="ce87" office:value-type="string" calcext:value-type="string" table:number-columns-spanned="1" table:number-rows-spanned="3">
            <text:p>&gt;12</text:p>
          </table:table-cell>
          <table:table-cell table:style-name="ce87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string" calcext:value-type="string">
            <text:p>N</text:p>
          </table:table-cell>
          <table:covered-table-cell table:number-columns-repeated="2" table:style-name="ce1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22:42:13.13805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06T00:14:22.823892200</dc:date>
    <meta:editing-duration>P1DT11H49M18S</meta:editing-duration>
    <meta:editing-cycles>121</meta:editing-cycles>
    <meta:document-statistic meta:table-count="9" meta:cell-count="5666" meta:object-count="0"/>
  </office:meta>
</office:document-meta>
</file>